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llChanges_correct" table:style-name="ta1">
        <table:shapes>
          <draw:frame draw:z-index="0" draw:style-name="gr1" draw:text-style-name="P1" svg:width="27.883cm" svg:height="9.005cm" svg:x="21.498cm" svg:y="12.192cm">
            <draw:object draw:notify-on-update-of-ranges="hallChanges_correct.F3:hallChanges_correct.F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501580812" calcext:value-type="float">
            <text:p>0,501580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05415313" calcext:value-type="float">
            <text:p>0,50541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-[.A2]" office:value-type="float" office:value="0.00383450099999993" calcext:value-type="float">
            <text:p>0,00383450099999993</text:p>
          </table:table-cell>
        </table:table-row>
        <table:table-row table:style-name="ro1">
          <table:table-cell office:value-type="float" office:value="0.51212725" calcext:value-type="float">
            <text:p>0,5121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-[.A3]" office:value-type="float" office:value="0.00671193700000006" calcext:value-type="float">
            <text:p>0,00671193700000006</text:p>
          </table:table-cell>
        </table:table-row>
        <table:table-row table:style-name="ro1">
          <table:table-cell office:value-type="float" office:value="0.517173187" calcext:value-type="float">
            <text:p>0,517173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]-[.A4]" office:value-type="float" office:value="0.005045937" calcext:value-type="float">
            <text:p>0,005045937</text:p>
          </table:table-cell>
        </table:table-row>
        <table:table-row table:style-name="ro1">
          <table:table-cell office:value-type="float" office:value="0.521508562" calcext:value-type="float">
            <text:p>0,521508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-[.A5]" office:value-type="float" office:value="0.00433537499999992" calcext:value-type="float">
            <text:p>0,00433537499999992</text:p>
          </table:table-cell>
        </table:table-row>
        <table:table-row table:style-name="ro1">
          <table:table-cell office:value-type="float" office:value="0.527713781" calcext:value-type="float">
            <text:p>0,527713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-[.A6]" office:value-type="float" office:value="0.00620521900000004" calcext:value-type="float">
            <text:p>0,00620521900000004</text:p>
          </table:table-cell>
        </table:table-row>
        <table:table-row table:style-name="ro1">
          <table:table-cell office:value-type="float" office:value="0.533293531" calcext:value-type="float">
            <text:p>0,5332935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8]-[.A7]" office:value-type="float" office:value="0.00557974999999999" calcext:value-type="float">
            <text:p>0,00557974999999999</text:p>
          </table:table-cell>
        </table:table-row>
        <table:table-row table:style-name="ro1">
          <table:table-cell office:value-type="float" office:value="0.537255719" calcext:value-type="float">
            <text:p>0,537255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A8]" office:value-type="float" office:value="0.00396218800000003" calcext:value-type="float">
            <text:p>0,00396218800000003</text:p>
          </table:table-cell>
        </table:table-row>
        <table:table-row table:style-name="ro1">
          <table:table-cell office:value-type="float" office:value="0.545415313" calcext:value-type="float">
            <text:p>0,545415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-[.A9]" office:value-type="float" office:value="0.00815959399999999" calcext:value-type="float">
            <text:p>0,00815959399999999</text:p>
          </table:table-cell>
        </table:table-row>
        <table:table-row table:style-name="ro1">
          <table:table-cell office:value-type="float" office:value="0.548945187" calcext:value-type="float">
            <text:p>0,548945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11]-[.A10]" office:value-type="float" office:value="0.00352987399999993" calcext:value-type="float">
            <text:p>0,00352987399999993</text:p>
          </table:table-cell>
        </table:table-row>
        <table:table-row table:style-name="ro1">
          <table:table-cell office:value-type="float" office:value="0.553363156" calcext:value-type="float">
            <text:p>0,553363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]-[.A11]" office:value-type="float" office:value="0.00441796900000002" calcext:value-type="float">
            <text:p>0,00441796900000002</text:p>
          </table:table-cell>
        </table:table-row>
        <table:table-row table:style-name="ro1">
          <table:table-cell office:value-type="float" office:value="0.561485375" calcext:value-type="float">
            <text:p>0,561485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]-[.A12]" office:value-type="float" office:value="0.00812221899999999" calcext:value-type="float">
            <text:p>0,00812221899999999</text:p>
          </table:table-cell>
        </table:table-row>
        <table:table-row table:style-name="ro1">
          <table:table-cell office:value-type="float" office:value="0.565150344" calcext:value-type="float">
            <text:p>0,565150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14]-[.A13]" office:value-type="float" office:value="0.00366496900000002" calcext:value-type="float">
            <text:p>0,00366496900000002</text:p>
          </table:table-cell>
        </table:table-row>
        <table:table-row table:style-name="ro1">
          <table:table-cell office:value-type="float" office:value="0.569015094" calcext:value-type="float">
            <text:p>0,569015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-[.A14]" office:value-type="float" office:value="0.00386475000000008" calcext:value-type="float">
            <text:p>0,00386475000000008</text:p>
          </table:table-cell>
        </table:table-row>
        <table:table-row table:style-name="ro1">
          <table:table-cell office:value-type="float" office:value="0.577833562" calcext:value-type="float">
            <text:p>0,57783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-[.A15]" office:value-type="float" office:value="0.00881846799999997" calcext:value-type="float">
            <text:p>0,00881846799999997</text:p>
          </table:table-cell>
        </table:table-row>
        <table:table-row table:style-name="ro1">
          <table:table-cell office:value-type="float" office:value="0.580894656" calcext:value-type="float">
            <text:p>0,580894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17]-[.A16]" office:value-type="float" office:value="0.00306109399999999" calcext:value-type="float">
            <text:p>0,00306109399999999</text:p>
          </table:table-cell>
        </table:table-row>
        <table:table-row table:style-name="ro1">
          <table:table-cell office:value-type="float" office:value="0.5851675" calcext:value-type="float">
            <text:p>0,5851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]-[.A17]" office:value-type="float" office:value="0.00427284399999994" calcext:value-type="float">
            <text:p>0,00427284399999994</text:p>
          </table:table-cell>
        </table:table-row>
        <table:table-row table:style-name="ro1">
          <table:table-cell office:value-type="float" office:value="0.593264875" calcext:value-type="float">
            <text:p>0,593264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]-[.A18]" office:value-type="float" office:value="0.00809737500000007" calcext:value-type="float">
            <text:p>0,00809737500000007</text:p>
          </table:table-cell>
        </table:table-row>
        <table:table-row table:style-name="ro1">
          <table:table-cell office:value-type="float" office:value="0.597072156" calcext:value-type="float">
            <text:p>0,597072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0]-[.A19]" office:value-type="float" office:value="0.00380728099999994" calcext:value-type="float">
            <text:p>0,00380728099999994</text:p>
          </table:table-cell>
        </table:table-row>
        <table:table-row table:style-name="ro1">
          <table:table-cell office:value-type="float" office:value="0.600904531" calcext:value-type="float">
            <text:p>0,600904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-[.A20]" office:value-type="float" office:value="0.003832375" calcext:value-type="float">
            <text:p>0,003832375</text:p>
          </table:table-cell>
        </table:table-row>
        <table:table-row table:style-name="ro1">
          <table:table-cell office:value-type="float" office:value="0.609567562" calcext:value-type="float">
            <text:p>0,60956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-[.A21]" office:value-type="float" office:value="0.00866303099999999" calcext:value-type="float">
            <text:p>0,00866303099999999</text:p>
          </table:table-cell>
        </table:table-row>
        <table:table-row table:style-name="ro1">
          <table:table-cell office:value-type="float" office:value="0.612728906" calcext:value-type="float">
            <text:p>0,612728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23]-[.A22]" office:value-type="float" office:value="0.00316134400000001" calcext:value-type="float">
            <text:p>0,00316134400000001</text:p>
          </table:table-cell>
        </table:table-row>
        <table:table-row table:style-name="ro1">
          <table:table-cell office:value-type="float" office:value="0.618132375" calcext:value-type="float">
            <text:p>0,618132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4]-[.A23]" office:value-type="float" office:value="0.00540346899999999" calcext:value-type="float">
            <text:p>0,00540346899999999</text:p>
          </table:table-cell>
        </table:table-row>
        <table:table-row table:style-name="ro1">
          <table:table-cell office:value-type="float" office:value="0.624915406" calcext:value-type="float">
            <text:p>0,624915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-[.A24]" office:value-type="float" office:value="0.006783031" calcext:value-type="float">
            <text:p>0,006783031</text:p>
          </table:table-cell>
        </table:table-row>
        <table:table-row table:style-name="ro1">
          <table:table-cell office:value-type="float" office:value="0.628835937" calcext:value-type="float">
            <text:p>0,6288359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6]-[.A25]" office:value-type="float" office:value="0.00392053100000001" calcext:value-type="float">
            <text:p>0,00392053100000001</text:p>
          </table:table-cell>
        </table:table-row>
        <table:table-row table:style-name="ro1">
          <table:table-cell office:value-type="float" office:value="0.634617063" calcext:value-type="float">
            <text:p>0,634617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-[.A26]" office:value-type="float" office:value="0.00578112600000003" calcext:value-type="float">
            <text:p>0,00578112600000003</text:p>
          </table:table-cell>
        </table:table-row>
        <table:table-row table:style-name="ro1">
          <table:table-cell office:value-type="float" office:value="0.641287344" calcext:value-type="float">
            <text:p>0,64128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-[.A27]" office:value-type="float" office:value="0.006670281" calcext:value-type="float">
            <text:p>0,006670281</text:p>
          </table:table-cell>
        </table:table-row>
        <table:table-row table:style-name="ro1">
          <table:table-cell office:value-type="float" office:value="0.6443765" calcext:value-type="float">
            <text:p>0,6443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29]-[.A28]" office:value-type="float" office:value="0.00308915600000004" calcext:value-type="float">
            <text:p>0,00308915600000004</text:p>
          </table:table-cell>
        </table:table-row>
        <table:table-row table:style-name="ro1">
          <table:table-cell office:value-type="float" office:value="0.650721469" calcext:value-type="float">
            <text:p>0,650721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0]-[.A29]" office:value-type="float" office:value="0.00634496900000003" calcext:value-type="float">
            <text:p>0,00634496900000003</text:p>
          </table:table-cell>
        </table:table-row>
        <table:table-row table:style-name="ro1">
          <table:table-cell office:value-type="float" office:value="0.656777094" calcext:value-type="float">
            <text:p>0,656777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1]-[.A30]" office:value-type="float" office:value="0.0060556249999999" calcext:value-type="float">
            <text:p>0,0060556249999999</text:p>
          </table:table-cell>
        </table:table-row>
        <table:table-row table:style-name="ro1">
          <table:table-cell office:value-type="float" office:value="0.660552281" calcext:value-type="float">
            <text:p>0,660552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32]-[.A31]" office:value-type="float" office:value="0.00377518700000001" calcext:value-type="float">
            <text:p>0,00377518700000001</text:p>
          </table:table-cell>
        </table:table-row>
        <table:table-row table:style-name="ro1">
          <table:table-cell office:value-type="float" office:value="0.666374531" calcext:value-type="float">
            <text:p>0,666374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-[.A32]" office:value-type="float" office:value="0.00582225000000003" calcext:value-type="float">
            <text:p>0,00582225000000003</text:p>
          </table:table-cell>
        </table:table-row>
        <table:table-row table:style-name="ro1">
          <table:table-cell office:value-type="float" office:value="0.673235594" calcext:value-type="float">
            <text:p>0,67323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-[.A33]" office:value-type="float" office:value="0.006861063" calcext:value-type="float">
            <text:p>0,006861063</text:p>
          </table:table-cell>
        </table:table-row>
        <table:table-row table:style-name="ro1">
          <table:table-cell office:value-type="float" office:value="0.676303219" calcext:value-type="float">
            <text:p>0,676303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35]-[.A34]" office:value-type="float" office:value="0.00306762500000002" calcext:value-type="float">
            <text:p>0,00306762500000002</text:p>
          </table:table-cell>
        </table:table-row>
        <table:table-row table:style-name="ro1">
          <table:table-cell office:value-type="float" office:value="0.682479687" calcext:value-type="float">
            <text:p>0,682479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6]-[.A35]" office:value-type="float" office:value="0.00617646799999994" calcext:value-type="float">
            <text:p>0,00617646799999994</text:p>
          </table:table-cell>
        </table:table-row>
        <table:table-row table:style-name="ro1">
          <table:table-cell office:value-type="float" office:value="0.688711469" calcext:value-type="float">
            <text:p>0,688711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7]-[.A36]" office:value-type="float" office:value="0.00623178200000007" calcext:value-type="float">
            <text:p>0,00623178200000007</text:p>
          </table:table-cell>
        </table:table-row>
        <table:table-row table:style-name="ro1">
          <table:table-cell office:value-type="float" office:value="0.693785094" calcext:value-type="float">
            <text:p>0,6937850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38]-[.A37]" office:value-type="float" office:value="0.00507362499999997" calcext:value-type="float">
            <text:p>0,00507362499999997</text:p>
          </table:table-cell>
        </table:table-row>
        <table:table-row table:style-name="ro1">
          <table:table-cell office:value-type="float" office:value="0.698168031" calcext:value-type="float">
            <text:p>0,698168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-[.A38]" office:value-type="float" office:value="0.00438293700000003" calcext:value-type="float">
            <text:p>0,00438293700000003</text:p>
          </table:table-cell>
        </table:table-row>
        <table:table-row table:style-name="ro1">
          <table:table-cell office:value-type="float" office:value="0.705089406" calcext:value-type="float">
            <text:p>0,70508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-[.A39]" office:value-type="float" office:value="0.00692137500000001" calcext:value-type="float">
            <text:p>0,00692137500000001</text:p>
          </table:table-cell>
        </table:table-row>
        <table:table-row table:style-name="ro1">
          <table:table-cell office:value-type="float" office:value="0.710092063" calcext:value-type="float">
            <text:p>0,710092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41]-[.A40]" office:value-type="float" office:value="0.00500265700000002" calcext:value-type="float">
            <text:p>0,00500265700000002</text:p>
          </table:table-cell>
        </table:table-row>
        <table:table-row table:style-name="ro1">
          <table:table-cell office:value-type="float" office:value="0.71429575" calcext:value-type="float">
            <text:p>0,71429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2]-[.A41]" office:value-type="float" office:value="0.00420368699999996" calcext:value-type="float">
            <text:p>0,00420368699999996</text:p>
          </table:table-cell>
        </table:table-row>
        <table:table-row table:style-name="ro1">
          <table:table-cell office:value-type="float" office:value="0.720362469" calcext:value-type="float">
            <text:p>0,720362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3]-[.A42]" office:value-type="float" office:value="0.006066719" calcext:value-type="float">
            <text:p>0,006066719</text:p>
          </table:table-cell>
        </table:table-row>
        <table:table-row table:style-name="ro1">
          <table:table-cell office:value-type="float" office:value="0.726198625" calcext:value-type="float">
            <text:p>0,726198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44]-[.A43]" office:value-type="float" office:value="0.00583615599999998" calcext:value-type="float">
            <text:p>0,00583615599999998</text:p>
          </table:table-cell>
        </table:table-row>
        <table:table-row table:style-name="ro1">
          <table:table-cell office:value-type="float" office:value="0.730024875" calcext:value-type="float">
            <text:p>0,73002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-[.A44]" office:value-type="float" office:value="0.00382625000000003" calcext:value-type="float">
            <text:p>0,00382625000000003</text:p>
          </table:table-cell>
        </table:table-row>
        <table:table-row table:style-name="ro1">
          <table:table-cell office:value-type="float" office:value="0.736751531" calcext:value-type="float">
            <text:p>0,73675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-[.A45]" office:value-type="float" office:value="0.006726656" calcext:value-type="float">
            <text:p>0,006726656</text:p>
          </table:table-cell>
        </table:table-row>
        <table:table-row table:style-name="ro1">
          <table:table-cell office:value-type="float" office:value="0.741784375" calcext:value-type="float">
            <text:p>0,741784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47]-[.A46]" office:value-type="float" office:value="0.00503284400000004" calcext:value-type="float">
            <text:p>0,00503284400000004</text:p>
          </table:table-cell>
        </table:table-row>
        <table:table-row table:style-name="ro1">
          <table:table-cell office:value-type="float" office:value="0.746115063" calcext:value-type="float">
            <text:p>0,746115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8]-[.A47]" office:value-type="float" office:value="0.00433068799999992" calcext:value-type="float">
            <text:p>0,00433068799999992</text:p>
          </table:table-cell>
        </table:table-row>
        <table:table-row table:style-name="ro1">
          <table:table-cell office:value-type="float" office:value="0.752300656" calcext:value-type="float">
            <text:p>0,752300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9]-[.A48]" office:value-type="float" office:value="0.00618559299999999" calcext:value-type="float">
            <text:p>0,00618559299999999</text:p>
          </table:table-cell>
        </table:table-row>
        <table:table-row table:style-name="ro1">
          <table:table-cell office:value-type="float" office:value="0.757882875" calcext:value-type="float">
            <text:p>0,757882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50]-[.A49]" office:value-type="float" office:value="0.005582219" calcext:value-type="float">
            <text:p>0,005582219</text:p>
          </table:table-cell>
        </table:table-row>
        <table:table-row table:style-name="ro1">
          <table:table-cell office:value-type="float" office:value="0.761835906" calcext:value-type="float">
            <text:p>0,761835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-[.A50]" office:value-type="float" office:value="0.003953031" calcext:value-type="float">
            <text:p>0,003953031</text:p>
          </table:table-cell>
        </table:table-row>
        <table:table-row table:style-name="ro1">
          <table:table-cell office:value-type="float" office:value="0.769984281" calcext:value-type="float">
            <text:p>0,76998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-[.A51]" office:value-type="float" office:value="0.0081483750000001" calcext:value-type="float">
            <text:p>0,0081483750000001</text:p>
          </table:table-cell>
        </table:table-row>
        <table:table-row table:style-name="ro1">
          <table:table-cell office:value-type="float" office:value="0.77350975" calcext:value-type="float">
            <text:p>0,77350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3]-[.A52]" office:value-type="float" office:value="0.00352546899999995" calcext:value-type="float">
            <text:p>0,00352546899999995</text:p>
          </table:table-cell>
        </table:table-row>
        <table:table-row table:style-name="ro1">
          <table:table-cell office:value-type="float" office:value="0.777928719" calcext:value-type="float">
            <text:p>0,777928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4]-[.A53]" office:value-type="float" office:value="0.00441896900000005" calcext:value-type="float">
            <text:p>0,00441896900000005</text:p>
          </table:table-cell>
        </table:table-row>
        <table:table-row table:style-name="ro1">
          <table:table-cell office:value-type="float" office:value="0.786046" calcext:value-type="float">
            <text:p>0,786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5]-[.A54]" office:value-type="float" office:value="0.00811728099999998" calcext:value-type="float">
            <text:p>0,00811728099999998</text:p>
          </table:table-cell>
        </table:table-row>
        <table:table-row table:style-name="ro1">
          <table:table-cell office:value-type="float" office:value="0.789719938" calcext:value-type="float">
            <text:p>0,789719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56]-[.A55]" office:value-type="float" office:value="0.00367393799999993" calcext:value-type="float">
            <text:p>0,00367393799999993</text:p>
          </table:table-cell>
        </table:table-row>
        <table:table-row table:style-name="ro1">
          <table:table-cell office:value-type="float" office:value="0.793578031" calcext:value-type="float">
            <text:p>0,793578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-[.A56]" office:value-type="float" office:value="0.00385809300000006" calcext:value-type="float">
            <text:p>0,00385809300000006</text:p>
          </table:table-cell>
        </table:table-row>
        <table:table-row table:style-name="ro1">
          <table:table-cell office:value-type="float" office:value="0.802396062" calcext:value-type="float">
            <text:p>0,80239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8]-[.A57]" office:value-type="float" office:value="0.008818031" calcext:value-type="float">
            <text:p>0,008818031</text:p>
          </table:table-cell>
        </table:table-row>
        <table:table-row table:style-name="ro1">
          <table:table-cell office:value-type="float" office:value="0.805457156" calcext:value-type="float">
            <text:p>0,805457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9]-[.A58]" office:value-type="float" office:value="0.00306109399999999" calcext:value-type="float">
            <text:p>0,00306109399999999</text:p>
          </table:table-cell>
        </table:table-row>
        <table:table-row table:style-name="ro1">
          <table:table-cell office:value-type="float" office:value="0.809730094" calcext:value-type="float">
            <text:p>0,809730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0]-[.A59]" office:value-type="float" office:value="0.00427293799999995" calcext:value-type="float">
            <text:p>0,00427293799999995</text:p>
          </table:table-cell>
        </table:table-row>
        <table:table-row table:style-name="ro1">
          <table:table-cell office:value-type="float" office:value="0.817828719" calcext:value-type="float">
            <text:p>0,817828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1]-[.A60]" office:value-type="float" office:value="0.00809862500000003" calcext:value-type="float">
            <text:p>0,00809862500000003</text:p>
          </table:table-cell>
        </table:table-row>
        <table:table-row table:style-name="ro1">
          <table:table-cell office:value-type="float" office:value="0.821634375" calcext:value-type="float">
            <text:p>0,821634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62]-[.A61]" office:value-type="float" office:value="0.00380565600000005" calcext:value-type="float">
            <text:p>0,00380565600000005</text:p>
          </table:table-cell>
        </table:table-row>
        <table:table-row table:style-name="ro1">
          <table:table-cell office:value-type="float" office:value="0.825468" calcext:value-type="float">
            <text:p>0,825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-[.A62]" office:value-type="float" office:value="0.00383362499999995" calcext:value-type="float">
            <text:p>0,00383362499999995</text:p>
          </table:table-cell>
        </table:table-row>
        <table:table-row table:style-name="ro1">
          <table:table-cell office:value-type="float" office:value="0.834127437" calcext:value-type="float">
            <text:p>0,83412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4]-[.A63]" office:value-type="float" office:value="0.00865943700000005" calcext:value-type="float">
            <text:p>0,00865943700000005</text:p>
          </table:table-cell>
        </table:table-row>
        <table:table-row table:style-name="ro1">
          <table:table-cell office:value-type="float" office:value="0.837292406" calcext:value-type="float">
            <text:p>0,837292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65]-[.A64]" office:value-type="float" office:value="0.00316496899999996" calcext:value-type="float">
            <text:p>0,00316496899999996</text:p>
          </table:table-cell>
        </table:table-row>
        <table:table-row table:style-name="ro1">
          <table:table-cell office:value-type="float" office:value="0.842692406" calcext:value-type="float">
            <text:p>0,842692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6]-[.A65]" office:value-type="float" office:value="0.00539999999999996" calcext:value-type="float">
            <text:p>0,00539999999999996</text:p>
          </table:table-cell>
        </table:table-row>
        <table:table-row table:style-name="ro1">
          <table:table-cell office:value-type="float" office:value="0.84947775" calcext:value-type="float">
            <text:p>0,84947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7]-[.A66]" office:value-type="float" office:value="0.00678534400000008" calcext:value-type="float">
            <text:p>0,00678534400000008</text:p>
          </table:table-cell>
        </table:table-row>
        <table:table-row table:style-name="ro1">
          <table:table-cell office:value-type="float" office:value="0.853399594" calcext:value-type="float">
            <text:p>0,853399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68]-[.A67]" office:value-type="float" office:value="0.00392184399999995" calcext:value-type="float">
            <text:p>0,00392184399999995</text:p>
          </table:table-cell>
        </table:table-row>
        <table:table-row table:style-name="ro1">
          <table:table-cell office:value-type="float" office:value="0.859182719" calcext:value-type="float">
            <text:p>0,859182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-[.A68]" office:value-type="float" office:value="0.005783125" calcext:value-type="float">
            <text:p>0,005783125</text:p>
          </table:table-cell>
        </table:table-row>
        <table:table-row table:style-name="ro1">
          <table:table-cell office:value-type="float" office:value="0.865851656" calcext:value-type="float">
            <text:p>0,86585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0]-[.A69]" office:value-type="float" office:value="0.00666893700000004" calcext:value-type="float">
            <text:p>0,00666893700000004</text:p>
          </table:table-cell>
        </table:table-row>
        <table:table-row table:style-name="ro1">
          <table:table-cell office:value-type="float" office:value="0.86894125" calcext:value-type="float">
            <text:p>0,8689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71]-[.A70]" office:value-type="float" office:value="0.00308959399999997" calcext:value-type="float">
            <text:p>0,00308959399999997</text:p>
          </table:table-cell>
        </table:table-row>
        <table:table-row table:style-name="ro1">
          <table:table-cell office:value-type="float" office:value="0.875288281" calcext:value-type="float">
            <text:p>0,875288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2]-[.A71]" office:value-type="float" office:value="0.006347031" calcext:value-type="float">
            <text:p>0,006347031</text:p>
          </table:table-cell>
        </table:table-row>
        <table:table-row table:style-name="ro1">
          <table:table-cell office:value-type="float" office:value="0.881347375" calcext:value-type="float">
            <text:p>0,881347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3]-[.A72]" office:value-type="float" office:value="0.00605909400000004" calcext:value-type="float">
            <text:p>0,00605909400000004</text:p>
          </table:table-cell>
        </table:table-row>
        <table:table-row table:style-name="ro1">
          <table:table-cell office:value-type="float" office:value="0.88511775" calcext:value-type="float">
            <text:p>0,88511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74]-[.A73]" office:value-type="float" office:value="0.00377037499999999" calcext:value-type="float">
            <text:p>0,00377037499999999</text:p>
          </table:table-cell>
        </table:table-row>
        <table:table-row table:style-name="ro1">
          <table:table-cell office:value-type="float" office:value="0.890943531" calcext:value-type="float">
            <text:p>0,890943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-[.A74]" office:value-type="float" office:value="0.00582578099999997" calcext:value-type="float">
            <text:p>0,00582578099999997</text:p>
          </table:table-cell>
        </table:table-row>
        <table:table-row table:style-name="ro1">
          <table:table-cell office:value-type="float" office:value="0.89780825" calcext:value-type="float">
            <text:p>0,89780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6]-[.A75]" office:value-type="float" office:value="0.00686471899999996" calcext:value-type="float">
            <text:p>0,00686471899999996</text:p>
          </table:table-cell>
        </table:table-row>
        <table:table-row table:style-name="ro1">
          <table:table-cell office:value-type="float" office:value="0.900869219" calcext:value-type="float">
            <text:p>0,900869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77]-[.A76]" office:value-type="float" office:value="0.00306096900000008" calcext:value-type="float">
            <text:p>0,00306096900000008</text:p>
          </table:table-cell>
        </table:table-row>
        <table:table-row table:style-name="ro1">
          <table:table-cell office:value-type="float" office:value="0.907045156" calcext:value-type="float">
            <text:p>0,907045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8]-[.A77]" office:value-type="float" office:value="0.00617593699999997" calcext:value-type="float">
            <text:p>0,00617593699999997</text:p>
          </table:table-cell>
        </table:table-row>
        <table:table-row table:style-name="ro1">
          <table:table-cell office:value-type="float" office:value="0.913280375" calcext:value-type="float">
            <text:p>0,913280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9]-[.A78]" office:value-type="float" office:value="0.00623521900000001" calcext:value-type="float">
            <text:p>0,006235219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10:55:19.531403987</dc:date>
    <meta:editing-duration>PT3M19S</meta:editing-duration>
    <meta:editing-cycles>2</meta:editing-cycles>
    <meta:generator>LibreOffice/7.6.2.1$Linux_X86_64 LibreOffice_project/60$Build-1</meta:generator>
    <meta:document-statistic meta:table-count="1" meta:cell-count="3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884cm" svg:height="9.006cm" xlink:href=".." xlink:type="simple" chart:class="chart:line" chart:style-name="ch1">
        <chart:legend chart:legend-position="end" svg:x="25.244cm" svg:y="4.204cm" style:legend-expansion="high" chart:style-name="ch2"/>
        <chart:plot-area chart:style-name="ch3" table:cell-range-address="hallChanges_correct.F3:hallChanges_correct.F79" svg:x="0.557cm" svg:y="0.18cm" svg:width="24.13cm" svg:height="8.646cm">
          <chart:coordinate-region svg:x="1.655cm" svg:y="0.379cm" svg:width="22.892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llChanges_correct.F3:hallChanges_correct.F79" chart:class="chart:line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83450099999993">
                <text:p>0.00383450099999993</text:p>
                <draw:g>
                  <svg:desc>hallChanges_correct.F3:hallChanges_correct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1193700000006">
                <text:p>0.006711937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045937">
                <text:p>0.005045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33537499999992">
                <text:p>0.00433537499999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20521900000004">
                <text:p>0.006205219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57974999999999">
                <text:p>0.0055797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6218800000003">
                <text:p>0.00396218800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15959399999999">
                <text:p>0.008159593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2987399999993">
                <text:p>0.00352987399999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41796900000002">
                <text:p>0.004417969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12221899999999">
                <text:p>0.008122218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66496900000002">
                <text:p>0.003664969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6475000000008">
                <text:p>0.003864750000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81846799999997">
                <text:p>0.008818467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06109399999999">
                <text:p>0.003061093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27284399999994">
                <text:p>0.004272843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09737500000007">
                <text:p>0.0080973750000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80728099999994">
                <text:p>0.003807280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832375">
                <text:p>0.003832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66303099999999">
                <text:p>0.008663030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16134400000001">
                <text:p>0.003161344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40346899999999">
                <text:p>0.005403468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783031">
                <text:p>0.006783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2053100000001">
                <text:p>0.003920531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78112600000003">
                <text:p>0.00578112600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670281">
                <text:p>0.006670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08915600000004">
                <text:p>0.0030891560000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34496900000003">
                <text:p>0.00634496900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0556249999999">
                <text:p>0.006055624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77518700000001">
                <text:p>0.003775187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82225000000003">
                <text:p>0.0058222500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861063">
                <text:p>0.006861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06762500000002">
                <text:p>0.003067625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17646799999994">
                <text:p>0.00617646799999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23178200000007">
                <text:p>0.00623178200000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07362499999997">
                <text:p>0.005073624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38293700000003">
                <text:p>0.0043829370000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92137500000001">
                <text:p>0.006921375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00265700000002">
                <text:p>0.005002657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0368699999996">
                <text:p>0.0042036869999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066719">
                <text:p>0.006066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3615599999998">
                <text:p>0.005836155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82625000000003">
                <text:p>0.00382625000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726656">
                <text:p>0.006726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3284400000004">
                <text:p>0.00503284400000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3068799999992">
                <text:p>0.0043306879999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18559299999999">
                <text:p>0.006185592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582219">
                <text:p>0.005582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953031">
                <text:p>0.003953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483750000001">
                <text:p>0.008148375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52546899999995">
                <text:p>0.00352546899999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41896900000005">
                <text:p>0.00441896900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1728099999998">
                <text:p>0.0081172809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67393799999993">
                <text:p>0.00367393799999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85809300000006">
                <text:p>0.00385809300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818031">
                <text:p>0.008818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06109399999999">
                <text:p>0.003061093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27293799999995">
                <text:p>0.00427293799999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09862500000003">
                <text:p>0.008098625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80565600000005">
                <text:p>0.00380565600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83362499999995">
                <text:p>0.00383362499999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865943700000005">
                <text:p>0.00865943700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16496899999996">
                <text:p>0.003164968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39999999999996">
                <text:p>0.00539999999999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78534400000008">
                <text:p>0.00678534400000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92184399999995">
                <text:p>0.00392184399999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783125">
                <text:p>0.00578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66893700000004">
                <text:p>0.00666893700000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08959399999997">
                <text:p>0.00308959399999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347031">
                <text:p>0.006347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05909400000004">
                <text:p>0.006059094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77037499999999">
                <text:p>0.003770374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82578099999997">
                <text:p>0.005825780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86471899999996">
                <text:p>0.0068647189999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06096900000008">
                <text:p>0.00306096900000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17593699999997">
                <text:p>0.006175936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623521900000001">
                <text:p>0.006235219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